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50.36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0.ds_combo1.idays60.odays7</text:p>
          </table:table-cell>
          <table:table-cell office:value-type="float" office:value="0.00578163238242269" calcext:value-type="float">
            <text:p>0.0057816323824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]/[.H2]" office:value-type="float" office:value="0.0287081339712919" calcext:value-type="float">
            <text:p>0.028708133971292</text:p>
          </table:table-cell>
          <table:table-cell table:formula="of:=[.E2]*[.I2]" office:value-type="float" office:value="0.00016597987700735" calcext:value-type="float">
            <text:p>0.000165979877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0.ds_combo2.idays30.odays1</text:p>
          </table:table-cell>
          <table:table-cell office:value-type="float" office:value="0.00241438252851367" calcext:value-type="float">
            <text:p>0.002414382528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]/[.H3]" office:value-type="float" office:value="0.00478468899521531" calcext:value-type="float">
            <text:p>0.004784688995215</text:p>
          </table:table-cell>
          <table:table-cell table:formula="of:=[.E3]*[.I3]" office:value-type="float" office:value="0.0000115520695144195" calcext:value-type="float">
            <text:p>1.15520695144195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0.ds_combo3.idays30.odays7</text:p>
          </table:table-cell>
          <table:table-cell office:value-type="float" office:value="0.008376345038414" calcext:value-type="float">
            <text:p>0.0083763450384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]/[.H4]" office:value-type="float" office:value="0.0287081339712919" calcext:value-type="float">
            <text:p>0.028708133971292</text:p>
          </table:table-cell>
          <table:table-cell table:formula="of:=[.E4]*[.I4]" office:value-type="float" office:value="0.000240469235552555" calcext:value-type="float">
            <text:p>0.000240469235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0.ds_combo4.idays30.odays7</text:p>
          </table:table-cell>
          <table:table-cell office:value-type="float" office:value="0.0253255032002926" calcext:value-type="float">
            <text:p>0.025325503200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]/[.H5]" office:value-type="float" office:value="0.00956937799043062" calcext:value-type="float">
            <text:p>0.009569377990431</text:p>
          </table:table-cell>
          <table:table-cell table:formula="of:=[.E5]*[.I5]" office:value-type="float" office:value="0.00024234931292146" calcext:value-type="float">
            <text:p>0.0002423493129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.ds_combo1.idays60.odays7</text:p>
          </table:table-cell>
          <table:table-cell office:value-type="float" office:value="0.00507442140951753" calcext:value-type="float">
            <text:p>0.0050744214095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6]/[.H6]" office:value-type="float" office:value="0.0287081339712919" calcext:value-type="float">
            <text:p>0.028708133971292</text:p>
          </table:table-cell>
          <table:table-cell table:formula="of:=[.E6]*[.I6]" office:value-type="float" office:value="0.000145677169651221" calcext:value-type="float">
            <text:p>0.0001456771696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.ds_combo2.idays60.odays1</text:p>
          </table:table-cell>
          <table:table-cell office:value-type="float" office:value="0.000697162875439972" calcext:value-type="float">
            <text:p>0.00069716287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7]/[.H7]" office:value-type="float" office:value="0.00478468899521531" calcext:value-type="float">
            <text:p>0.004784688995215</text:p>
          </table:table-cell>
          <table:table-cell table:formula="of:=[.E7]*[.I7]" office:value-type="float" office:value="0.0000033357075379903" calcext:value-type="float">
            <text:p>3.335707537990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.ds_combo3.idays60.odays7</text:p>
          </table:table-cell>
          <table:table-cell office:value-type="float" office:value="0.00907586608082056" calcext:value-type="float">
            <text:p>0.0090758660808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8]/[.H8]" office:value-type="float" office:value="0.0287081339712919" calcext:value-type="float">
            <text:p>0.028708133971292</text:p>
          </table:table-cell>
          <table:table-cell table:formula="of:=[.E8]*[.I8]" office:value-type="float" office:value="0.0002605511793537" calcext:value-type="float">
            <text:p>0.000260551179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.ds_combo4.idays60.odays7</text:p>
          </table:table-cell>
          <table:table-cell office:value-type="float" office:value="0.0202341713011265" calcext:value-type="float">
            <text:p>0.0202341713011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9]/[.H9]" office:value-type="float" office:value="0.00956937799043062" calcext:value-type="float">
            <text:p>0.009569377990431</text:p>
          </table:table-cell>
          <table:table-cell table:formula="of:=[.E9]*[.I9]" office:value-type="float" office:value="0.000193628433503603" calcext:value-type="float">
            <text:p>0.000193628433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1.idays60.odays7</text:p>
          </table:table-cell>
          <table:table-cell office:value-type="float" office:value="0.00569619331508875" calcext:value-type="float">
            <text:p>0.00569619331508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0]/[.H10]" office:value-type="float" office:value="0.0287081339712919" calcext:value-type="float">
            <text:p>0.028708133971292</text:p>
          </table:table-cell>
          <table:table-cell table:formula="of:=[.E10]*[.I10]" office:value-type="float" office:value="0.000163527080815945" calcext:value-type="float">
            <text:p>0.0001635270808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2.ds_combo2.idays60.odays1</text:p>
          </table:table-cell>
          <table:table-cell office:value-type="float" office:value="0.00299726496450603" calcext:value-type="float">
            <text:p>0.002997264964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1]/[.H11]" office:value-type="float" office:value="0.00478468899521531" calcext:value-type="float">
            <text:p>0.004784688995215</text:p>
          </table:table-cell>
          <table:table-cell table:formula="of:=[.E11]*[.I11]" office:value-type="float" office:value="0.0000143409806914164" calcext:value-type="float">
            <text:p>1.43409806914164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3.idays60.odays7</text:p>
          </table:table-cell>
          <table:table-cell office:value-type="float" office:value="0.00694776140153408" calcext:value-type="float">
            <text:p>0.0069477614015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2]/[.H12]" office:value-type="float" office:value="0.0287081339712919" calcext:value-type="float">
            <text:p>0.028708133971292</text:p>
          </table:table-cell>
          <table:table-cell table:formula="of:=[.E12]*[.I12]" office:value-type="float" office:value="0.000199457265115811" calcext:value-type="float">
            <text:p>0.000199457265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2.ds_combo4.idays30.odays7</text:p>
          </table:table-cell>
          <table:table-cell office:value-type="float" office:value="0.0159512627869844" calcext:value-type="float">
            <text:p>0.0159512627869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3]/[.H13]" office:value-type="float" office:value="0.00956937799043062" calcext:value-type="float">
            <text:p>0.009569377990431</text:p>
          </table:table-cell>
          <table:table-cell table:formula="of:=[.E13]*[.I13]" office:value-type="float" office:value="0.000152643663033344" calcext:value-type="float">
            <text:p>0.000152643663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1.idays60.odays7</text:p>
          </table:table-cell>
          <table:table-cell office:value-type="float" office:value="0.00489339418709278" calcext:value-type="float">
            <text:p>0.0048933941870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4]/[.H14]" office:value-type="float" office:value="0.0287081339712919" calcext:value-type="float">
            <text:p>0.028708133971292</text:p>
          </table:table-cell>
          <table:table-cell table:formula="of:=[.E14]*[.I14]" office:value-type="float" office:value="0.0001404802158974" calcext:value-type="float">
            <text:p>0.0001404802158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2.idays30.odays1</text:p>
          </table:table-cell>
          <table:table-cell office:value-type="float" office:value="0.00131801248062402" calcext:value-type="float">
            <text:p>0.0013180124806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5]/[.H15]" office:value-type="float" office:value="0.00478468899521531" calcext:value-type="float">
            <text:p>0.004784688995215</text:p>
          </table:table-cell>
          <table:table-cell table:formula="of:=[.E15]*[.I15]" office:value-type="float" office:value="0.00000630627981159818" calcext:value-type="float">
            <text:p>6.30627981159818E-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3.ds_combo3.idays60.odays7</text:p>
          </table:table-cell>
          <table:table-cell office:value-type="float" office:value="0.00746278930455446" calcext:value-type="float">
            <text:p>0.0074627893045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6]/[.H16]" office:value-type="float" office:value="0.0287081339712919" calcext:value-type="float">
            <text:p>0.028708133971292</text:p>
          </table:table-cell>
          <table:table-cell table:formula="of:=[.E16]*[.I16]" office:value-type="float" office:value="0.000214242755154674" calcext:value-type="float">
            <text:p>0.000214242755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3.ds_combo4.idays30.odays7</text:p>
          </table:table-cell>
          <table:table-cell office:value-type="float" office:value="0.0178463011980057" calcext:value-type="float">
            <text:p>0.017846301198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17]/[.H17]" office:value-type="float" office:value="0.00956937799043062" calcext:value-type="float">
            <text:p>0.009569377990431</text:p>
          </table:table-cell>
          <table:table-cell table:formula="of:=[.E17]*[.I17]" office:value-type="float" office:value="0.000170778001894791" calcext:value-type="float">
            <text:p>0.000170778001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4.ds_combo1.idays60.odays7</text:p>
          </table:table-cell>
          <table:table-cell office:value-type="float" office:value="0.00493057491257787" calcext:value-type="float">
            <text:p>0.0049305749125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18]/[.H18]" office:value-type="float" office:value="0.0287081339712919" calcext:value-type="float">
            <text:p>0.028708133971292</text:p>
          </table:table-cell>
          <table:table-cell table:formula="of:=[.E18]*[.I18]" office:value-type="float" office:value="0.000141547605145776" calcext:value-type="float">
            <text:p>0.000141547605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4.ds_combo2.idays30.odays1</text:p>
          </table:table-cell>
          <table:table-cell office:value-type="float" office:value="0.00148429907858372" calcext:value-type="float">
            <text:p>0.001484299078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19]/[.H19]" office:value-type="float" office:value="0.00478468899521531" calcext:value-type="float">
            <text:p>0.004784688995215</text:p>
          </table:table-cell>
          <table:table-cell table:formula="of:=[.E19]*[.I19]" office:value-type="float" office:value="0.00000710190946690774" calcext:value-type="float">
            <text:p>7.10190946690774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4.ds_combo3.idays30.odays7</text:p>
          </table:table-cell>
          <table:table-cell office:value-type="float" office:value="0.00734518840909004" calcext:value-type="float">
            <text:p>0.0073451884090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0]/[.H20]" office:value-type="float" office:value="0.0287081339712919" calcext:value-type="float">
            <text:p>0.028708133971292</text:p>
          </table:table-cell>
          <table:table-cell table:formula="of:=[.E20]*[.I20]" office:value-type="float" office:value="0.000210866652892537" calcext:value-type="float">
            <text:p>0.00021086665289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4.ds_combo4.idays60.odays7</text:p>
          </table:table-cell>
          <table:table-cell office:value-type="float" office:value="0.0234680511057377" calcext:value-type="float">
            <text:p>0.0234680511057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1]/[.H21]" office:value-type="float" office:value="0.00956937799043062" calcext:value-type="float">
            <text:p>0.009569377990431</text:p>
          </table:table-cell>
          <table:table-cell table:formula="of:=[.E21]*[.I21]" office:value-type="float" office:value="0.000224574651729547" calcext:value-type="float">
            <text:p>0.000224574651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5.ds_combo1.idays60.odays7</text:p>
          </table:table-cell>
          <table:table-cell office:value-type="float" office:value="0.00516755087301135" calcext:value-type="float">
            <text:p>0.0051675508730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2]/[.H22]" office:value-type="float" office:value="0.0287081339712919" calcext:value-type="float">
            <text:p>0.028708133971292</text:p>
          </table:table-cell>
          <table:table-cell table:formula="of:=[.E22]*[.I22]" office:value-type="float" office:value="0.000148350742765876" calcext:value-type="float">
            <text:p>0.0001483507427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5.ds_combo2.idays60.odays1</text:p>
          </table:table-cell>
          <table:table-cell office:value-type="float" office:value="0.00205826782621443" calcext:value-type="float">
            <text:p>0.0020582678262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3]/[.H23]" office:value-type="float" office:value="0.00478468899521531" calcext:value-type="float">
            <text:p>0.004784688995215</text:p>
          </table:table-cell>
          <table:table-cell table:formula="of:=[.E23]*[.I23]" office:value-type="float" office:value="0.00000984817141729394" calcext:value-type="float">
            <text:p>9.84817141729394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5.ds_combo3.idays30.odays7</text:p>
          </table:table-cell>
          <table:table-cell office:value-type="float" office:value="0.00806153286248446" calcext:value-type="float">
            <text:p>0.0080615328624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4]/[.H24]" office:value-type="float" office:value="0.0287081339712919" calcext:value-type="float">
            <text:p>0.028708133971292</text:p>
          </table:table-cell>
          <table:table-cell table:formula="of:=[.E24]*[.I24]" office:value-type="float" office:value="0.000231431565430176" calcext:value-type="float">
            <text:p>0.00023143156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5.ds_combo4.idays60.odays7</text:p>
          </table:table-cell>
          <table:table-cell office:value-type="float" office:value="0.0382814295589924" calcext:value-type="float">
            <text:p>0.038281429558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25]/[.H25]" office:value-type="float" office:value="0.00956937799043062" calcext:value-type="float">
            <text:p>0.009569377990431</text:p>
          </table:table-cell>
          <table:table-cell table:formula="of:=[.E25]*[.I25]" office:value-type="float" office:value="0.000366329469464042" calcext:value-type="float">
            <text:p>0.0003663294694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6.ds_combo1.idays60.odays7</text:p>
          </table:table-cell>
          <table:table-cell office:value-type="float" office:value="0.00519997999072075" calcext:value-type="float">
            <text:p>0.0051999799907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6]/[.H26]" office:value-type="float" office:value="0.0287081339712919" calcext:value-type="float">
            <text:p>0.028708133971292</text:p>
          </table:table-cell>
          <table:table-cell table:formula="of:=[.E26]*[.I26]" office:value-type="float" office:value="0.000149281722221648" calcext:value-type="float">
            <text:p>0.00014928172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32</text:p>
          </table:table-cell>
          <table:table-cell office:value-type="string" calcext:value-type="string">
            <text:p>8_D.v1.l1.ds1.l_combo6.ds_combo2.idays60.odays1</text:p>
          </table:table-cell>
          <table:table-cell office:value-type="float" office:value="0.00275521702133119" calcext:value-type="float">
            <text:p>0.002755217021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7]/[.H27]" office:value-type="float" office:value="0.00478468899521531" calcext:value-type="float">
            <text:p>0.004784688995215</text:p>
          </table:table-cell>
          <table:table-cell table:formula="of:=[.E27]*[.I27]" office:value-type="float" office:value="0.0000131828565613933" calcext:value-type="float">
            <text:p>1.3182856561393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7.ds_combo1.idays60.odays7</text:p>
          </table:table-cell>
          <table:table-cell office:value-type="float" office:value="0.00591231882572174" calcext:value-type="float">
            <text:p>0.0059123188257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28]/[.H28]" office:value-type="float" office:value="0.0287081339712919" calcext:value-type="float">
            <text:p>0.028708133971292</text:p>
          </table:table-cell>
          <table:table-cell table:formula="of:=[.E28]*[.I28]" office:value-type="float" office:value="0.000169731640929811" calcext:value-type="float">
            <text:p>0.000169731640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32</text:p>
          </table:table-cell>
          <table:table-cell office:value-type="string" calcext:value-type="string">
            <text:p>8_I.v1.l1.ds1.l_combo7.ds_combo2.idays60.odays1</text:p>
          </table:table-cell>
          <table:table-cell office:value-type="float" office:value="0.00197459664195776" calcext:value-type="float">
            <text:p>0.0019745966419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29]/[.H29]" office:value-type="float" office:value="0.00478468899521531" calcext:value-type="float">
            <text:p>0.004784688995215</text:p>
          </table:table-cell>
          <table:table-cell table:formula="of:=[.E29]*[.I29]" office:value-type="float" office:value="0.0000094478308227644" calcext:value-type="float">
            <text:p>9.4478308227644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7.ds_combo3.idays60.odays7</text:p>
          </table:table-cell>
          <table:table-cell office:value-type="float" office:value="0.00864797830581665" calcext:value-type="float">
            <text:p>0.0086479783058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0]/[.H30]" office:value-type="float" office:value="0.0287081339712919" calcext:value-type="float">
            <text:p>0.028708133971292</text:p>
          </table:table-cell>
          <table:table-cell table:formula="of:=[.E30]*[.I30]" office:value-type="float" office:value="0.00024826731978421" calcext:value-type="float">
            <text:p>0.000248267319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7.ds_combo4.idays60.odays7</text:p>
          </table:table-cell>
          <table:table-cell office:value-type="float" office:value="0.0231400709599257" calcext:value-type="float">
            <text:p>0.023140070959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1]/[.H31]" office:value-type="float" office:value="0.00956937799043062" calcext:value-type="float">
            <text:p>0.009569377990431</text:p>
          </table:table-cell>
          <table:table-cell table:formula="of:=[.E31]*[.I31]" office:value-type="float" office:value="0.000221436085740915" calcext:value-type="float">
            <text:p>0.000221436085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8.ds_combo1.idays60.odays7</text:p>
          </table:table-cell>
          <table:table-cell office:value-type="float" office:value="0.00508135510608554" calcext:value-type="float">
            <text:p>0.0050813551060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2]/[.H32]" office:value-type="float" office:value="0.0287081339712919" calcext:value-type="float">
            <text:p>0.028708133971292</text:p>
          </table:table-cell>
          <table:table-cell table:formula="of:=[.E32]*[.I32]" office:value-type="float" office:value="0.000145876223141212" calcext:value-type="float">
            <text:p>0.000145876223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8</text:p>
          </table:table-cell>
          <table:table-cell office:value-type="string" calcext:value-type="string">
            <text:p>8_I.v1.l1.ds1.l_combo8.ds_combo2.idays30.odays1</text:p>
          </table:table-cell>
          <table:table-cell office:value-type="float" office:value="0.000417051982367411" calcext:value-type="float">
            <text:p>0.000417051982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3]/[.H33]" office:value-type="float" office:value="0.00478468899521531" calcext:value-type="float">
            <text:p>0.004784688995215</text:p>
          </table:table-cell>
          <table:table-cell table:formula="of:=[.E33]*[.I33]" office:value-type="float" office:value="0.00000199546403046608" calcext:value-type="float">
            <text:p>1.99546403046608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8.ds_combo3.idays30.odays7</text:p>
          </table:table-cell>
          <table:table-cell office:value-type="float" office:value="0.00651784148067236" calcext:value-type="float">
            <text:p>0.0065178414806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4]/[.H34]" office:value-type="float" office:value="0.0287081339712919" calcext:value-type="float">
            <text:p>0.028708133971292</text:p>
          </table:table-cell>
          <table:table-cell table:formula="of:=[.E34]*[.I34]" office:value-type="float" office:value="0.000187115066430785" calcext:value-type="float">
            <text:p>0.000187115066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8.ds_combo4.idays60.odays7</text:p>
          </table:table-cell>
          <table:table-cell office:value-type="float" office:value="0.021662900224328" calcext:value-type="float">
            <text:p>0.021662900224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5]/[.H35]" office:value-type="float" office:value="0.00956937799043062" calcext:value-type="float">
            <text:p>0.009569377990431</text:p>
          </table:table-cell>
          <table:table-cell table:formula="of:=[.E35]*[.I35]" office:value-type="float" office:value="0.000207300480615579" calcext:value-type="float">
            <text:p>0.000207300480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9.ds_combo1.idays60.odays7</text:p>
          </table:table-cell>
          <table:table-cell office:value-type="float" office:value="0.00520316977053881" calcext:value-type="float">
            <text:p>0.0052031697705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36]/[.H36]" office:value-type="float" office:value="0.0287081339712919" calcext:value-type="float">
            <text:p>0.028708133971292</text:p>
          </table:table-cell>
          <table:table-cell table:formula="of:=[.E36]*[.I36]" office:value-type="float" office:value="0.000149373294848004" calcext:value-type="float">
            <text:p>0.0001493732948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9.ds_combo2.idays60.odays1</text:p>
          </table:table-cell>
          <table:table-cell office:value-type="float" office:value="0.00129515514709055" calcext:value-type="float">
            <text:p>0.001295155147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37]/[.H37]" office:value-type="float" office:value="0.00478468899521531" calcext:value-type="float">
            <text:p>0.004784688995215</text:p>
          </table:table-cell>
          <table:table-cell table:formula="of:=[.E37]*[.I37]" office:value-type="float" office:value="0.00000619691457938064" calcext:value-type="float">
            <text:p>6.1969145793806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9.ds_combo3.idays60.odays7</text:p>
          </table:table-cell>
          <table:table-cell office:value-type="float" office:value="0.00681322487071157" calcext:value-type="float">
            <text:p>0.0068132248707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8]/[.H38]" office:value-type="float" office:value="0.00956937799043062" calcext:value-type="float">
            <text:p>0.009569377990431</text:p>
          </table:table-cell>
          <table:table-cell table:formula="of:=[.E38]*[.I38]" office:value-type="float" office:value="0.0000651983241216418" calcext:value-type="float">
            <text:p>6.51983241216418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9.ds_combo4.idays60.odays7</text:p>
          </table:table-cell>
          <table:table-cell office:value-type="float" office:value="0.0122602786868811" calcext:value-type="float">
            <text:p>0.0122602786868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39]/[.H39]" office:value-type="float" office:value="0.00956937799043062" calcext:value-type="float">
            <text:p>0.009569377990431</text:p>
          </table:table-cell>
          <table:table-cell table:formula="of:=[.E39]*[.I39]" office:value-type="float" office:value="0.000117323241022785" calcext:value-type="float">
            <text:p>0.0001173232410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1.idays60.odays7</text:p>
          </table:table-cell>
          <table:table-cell office:value-type="float" office:value="0.00702169677242637" calcext:value-type="float">
            <text:p>0.0070216967724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0]/[.H40]" office:value-type="float" office:value="0.0287081339712919" calcext:value-type="float">
            <text:p>0.028708133971292</text:p>
          </table:table-cell>
          <table:table-cell table:formula="of:=[.E40]*[.I40]" office:value-type="float" office:value="0.000201579811648604" calcext:value-type="float">
            <text:p>0.0002015798116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2.idays30.odays1</text:p>
          </table:table-cell>
          <table:table-cell office:value-type="float" office:value="0.000835790124256164" calcext:value-type="float">
            <text:p>0.000835790124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1]/[.H41]" office:value-type="float" office:value="0.00478468899521531" calcext:value-type="float">
            <text:p>0.004784688995215</text:p>
          </table:table-cell>
          <table:table-cell table:formula="of:=[.E41]*[.I41]" office:value-type="float" office:value="0.0000039989958098381" calcext:value-type="float">
            <text:p>3.9989958098381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0.ds_combo3.idays30.odays1</text:p>
          </table:table-cell>
          <table:table-cell office:value-type="float" office:value="0.014054061844945" calcext:value-type="float">
            <text:p>0.0140540618449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2]/[.H42]" office:value-type="float" office:value="0.00956937799043062" calcext:value-type="float">
            <text:p>0.009569377990431</text:p>
          </table:table-cell>
          <table:table-cell table:formula="of:=[.E42]*[.I42]" office:value-type="float" office:value="0.000134488630095167" calcext:value-type="float">
            <text:p>0.0001344886300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0.ds_combo4.idays30.odays7</text:p>
          </table:table-cell>
          <table:table-cell office:value-type="float" office:value="0.0303615219891071" calcext:value-type="float">
            <text:p>0.0303615219891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3]/[.H43]" office:value-type="float" office:value="0.00956937799043062" calcext:value-type="float">
            <text:p>0.009569377990431</text:p>
          </table:table-cell>
          <table:table-cell table:formula="of:=[.E43]*[.I43]" office:value-type="float" office:value="0.000290540880278537" calcext:value-type="float">
            <text:p>0.0002905408802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1.ds_combo1.idays60.odays7</text:p>
          </table:table-cell>
          <table:table-cell office:value-type="float" office:value="0.00532048102468252" calcext:value-type="float">
            <text:p>0.0053204810246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4]/[.H44]" office:value-type="float" office:value="0.0287081339712919" calcext:value-type="float">
            <text:p>0.028708133971292</text:p>
          </table:table-cell>
          <table:table-cell table:formula="of:=[.E44]*[.I44]" office:value-type="float" office:value="0.000152741082048302" calcext:value-type="float">
            <text:p>0.000152741082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8</text:p>
          </table:table-cell>
          <table:table-cell office:value-type="string" calcext:value-type="string">
            <text:p>8_I.v1.l1.ds1.l_combo11.ds_combo2.idays30.odays1</text:p>
          </table:table-cell>
          <table:table-cell office:value-type="float" office:value="0.00188393017742783" calcext:value-type="float">
            <text:p>0.001883930177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5]/[.H45]" office:value-type="float" office:value="0.00478468899521531" calcext:value-type="float">
            <text:p>0.004784688995215</text:p>
          </table:table-cell>
          <table:table-cell table:formula="of:=[.E45]*[.I45]" office:value-type="float" office:value="0.00000901401998769296" calcext:value-type="float">
            <text:p>9.01401998769296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I_exp64</text:p>
          </table:table-cell>
          <table:table-cell office:value-type="string" calcext:value-type="string">
            <text:p>8_I.v1.l1.ds1.l_combo11.ds_combo3.idays60.odays7</text:p>
          </table:table-cell>
          <table:table-cell office:value-type="float" office:value="0.00679290946573019" calcext:value-type="float">
            <text:p>0.006792909465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6]/[.H46]" office:value-type="float" office:value="0.0287081339712919" calcext:value-type="float">
            <text:p>0.028708133971292</text:p>
          </table:table-cell>
          <table:table-cell table:formula="of:=[.E46]*[.I46]" office:value-type="float" office:value="0.000195011754997039" calcext:value-type="float">
            <text:p>0.000195011754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1.ds_combo4.idays30.odays7</text:p>
          </table:table-cell>
          <table:table-cell office:value-type="float" office:value="0.0172836370766163" calcext:value-type="float">
            <text:p>0.0172836370766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47]/[.H47]" office:value-type="float" office:value="0.00956937799043062" calcext:value-type="float">
            <text:p>0.009569377990431</text:p>
          </table:table-cell>
          <table:table-cell table:formula="of:=[.E47]*[.I47]" office:value-type="float" office:value="0.000165393656235563" calcext:value-type="float">
            <text:p>0.000165393656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1.idays60.odays7</text:p>
          </table:table-cell>
          <table:table-cell office:value-type="float" office:value="0.00508200516924262" calcext:value-type="float">
            <text:p>0.0050820051692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48]/[.H48]" office:value-type="float" office:value="0.0287081339712919" calcext:value-type="float">
            <text:p>0.028708133971292</text:p>
          </table:table-cell>
          <table:table-cell table:formula="of:=[.E48]*[.I48]" office:value-type="float" office:value="0.000145894885241415" calcext:value-type="float">
            <text:p>0.000145894885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8</text:p>
          </table:table-cell>
          <table:table-cell office:value-type="string" calcext:value-type="string">
            <text:p>8_D.v1.l1.ds1.l_combo12.ds_combo2.idays30.odays1</text:p>
          </table:table-cell>
          <table:table-cell office:value-type="float" office:value="0.00175019935704768" calcext:value-type="float">
            <text:p>0.001750199357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49]/[.H49]" office:value-type="float" office:value="0.00478468899521531" calcext:value-type="float">
            <text:p>0.004784688995215</text:p>
          </table:table-cell>
          <table:table-cell table:formula="of:=[.E49]*[.I49]" office:value-type="float" office:value="0.00000837415960309893" calcext:value-type="float">
            <text:p>8.37415960309893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3.idays60.odays7</text:p>
          </table:table-cell>
          <table:table-cell office:value-type="float" office:value="0.00686913914978504" calcext:value-type="float">
            <text:p>0.0068691391497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0]/[.H50]" office:value-type="float" office:value="0.0287081339712919" calcext:value-type="float">
            <text:p>0.028708133971292</text:p>
          </table:table-cell>
          <table:table-cell table:formula="of:=[.E50]*[.I50]" office:value-type="float" office:value="0.000197200166979475" calcext:value-type="float">
            <text:p>0.0001972001669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2.ds_combo4.idays60.odays7</text:p>
          </table:table-cell>
          <table:table-cell office:value-type="float" office:value="0.0186829287558794" calcext:value-type="float">
            <text:p>0.0186829287558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1]/[.H51]" office:value-type="float" office:value="0.00956937799043062" calcext:value-type="float">
            <text:p>0.009569377990431</text:p>
          </table:table-cell>
          <table:table-cell table:formula="of:=[.E51]*[.I51]" office:value-type="float" office:value="0.000178784007233296" calcext:value-type="float">
            <text:p>0.0001787840072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1.idays60.odays7</text:p>
          </table:table-cell>
          <table:table-cell office:value-type="float" office:value="0.00491178967058659" calcext:value-type="float">
            <text:p>0.0049117896705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2]/[.H52]" office:value-type="float" office:value="0.0287081339712919" calcext:value-type="float">
            <text:p>0.028708133971292</text:p>
          </table:table-cell>
          <table:table-cell table:formula="of:=[.E52]*[.I52]" office:value-type="float" office:value="0.000141008315902007" calcext:value-type="float">
            <text:p>0.0001410083159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2.idays60.odays1</text:p>
          </table:table-cell>
          <table:table-cell office:value-type="float" office:value="0.00189449184108526" calcext:value-type="float">
            <text:p>0.001894491841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3]/[.H53]" office:value-type="float" office:value="0.00478468899521531" calcext:value-type="float">
            <text:p>0.004784688995215</text:p>
          </table:table-cell>
          <table:table-cell table:formula="of:=[.E53]*[.I53]" office:value-type="float" office:value="0.00000906455426356581" calcext:value-type="float">
            <text:p>9.06455426356581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3.idays30.odays7</text:p>
          </table:table-cell>
          <table:table-cell office:value-type="float" office:value="0.00791187863796949" calcext:value-type="float">
            <text:p>0.007911878637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4]/[.H54]" office:value-type="float" office:value="0.0287081339712919" calcext:value-type="float">
            <text:p>0.028708133971292</text:p>
          </table:table-cell>
          <table:table-cell table:formula="of:=[.E54]*[.I54]" office:value-type="float" office:value="0.00022713527190343" calcext:value-type="float">
            <text:p>0.000227135271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3.ds_combo4.idays60.odays7</text:p>
          </table:table-cell>
          <table:table-cell office:value-type="float" office:value="0.0229884218424559" calcext:value-type="float">
            <text:p>0.0229884218424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5]/[.H55]" office:value-type="float" office:value="0.00956937799043062" calcext:value-type="float">
            <text:p>0.009569377990431</text:p>
          </table:table-cell>
          <table:table-cell table:formula="of:=[.E55]*[.I55]" office:value-type="float" office:value="0.000219984898013932" calcext:value-type="float">
            <text:p>0.0002199848980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1.idays30.odays7</text:p>
          </table:table-cell>
          <table:table-cell office:value-type="float" office:value="0.00525910267606378" calcext:value-type="float">
            <text:p>0.0052591026760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6]/[.H56]" office:value-type="float" office:value="0.0287081339712919" calcext:value-type="float">
            <text:p>0.028708133971292</text:p>
          </table:table-cell>
          <table:table-cell table:formula="of:=[.E56]*[.I56]" office:value-type="float" office:value="0.000150979024193218" calcext:value-type="float">
            <text:p>0.0001509790241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_I_exp32</text:p>
          </table:table-cell>
          <table:table-cell office:value-type="string" calcext:value-type="string">
            <text:p>8_I.v1.l1.ds1.l_combo14.ds_combo2.idays30.odays1</text:p>
          </table:table-cell>
          <table:table-cell office:value-type="float" office:value="0.00119691772852093" calcext:value-type="float">
            <text:p>0.001196917728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table:formula="of:=[.G57]/[.H57]" office:value-type="float" office:value="0.00478468899521531" calcext:value-type="float">
            <text:p>0.004784688995215</text:p>
          </table:table-cell>
          <table:table-cell table:formula="of:=[.E57]*[.I57]" office:value-type="float" office:value="0.0000057268790838322" calcext:value-type="float">
            <text:p>5.7268790838322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3.idays30.odays7</text:p>
          </table:table-cell>
          <table:table-cell office:value-type="float" office:value="0.00637896405532956" calcext:value-type="float">
            <text:p>0.006378964055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9" calcext:value-type="float">
            <text:p>209</text:p>
          </table:table-cell>
          <table:table-cell table:formula="of:=[.G58]/[.H58]" office:value-type="float" office:value="0.0287081339712919" calcext:value-type="float">
            <text:p>0.028708133971292</text:p>
          </table:table-cell>
          <table:table-cell table:formula="of:=[.E58]*[.I58]" office:value-type="float" office:value="0.000183128154698456" calcext:value-type="float">
            <text:p>0.000183128154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_D_exp64</text:p>
          </table:table-cell>
          <table:table-cell office:value-type="string" calcext:value-type="string">
            <text:p>8_D.v1.l1.ds1.l_combo14.ds_combo4.idays30.odays7</text:p>
          </table:table-cell>
          <table:table-cell office:value-type="float" office:value="0.0207721069455147" calcext:value-type="float">
            <text:p>0.0207721069455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formula="of:=[.G59]/[.H59]" office:value-type="float" office:value="0.00956937799043062" calcext:value-type="float">
            <text:p>0.009569377990431</text:p>
          </table:table-cell>
          <table:table-cell table:formula="of:=[.E59]*[.I59]" office:value-type="float" office:value="0.000198776143019279" calcext:value-type="float">
            <text:p>0.00019877614301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SUM([.G2:.G59])" office:value-type="float" office:value="209" calcext:value-type="float">
            <text:p>209</text:p>
          </table:table-cell>
          <table:table-cell table:number-columns-repeated="2"/>
          <table:table-cell table:formula="of:=SUM([.J2:.J59])" office:value-type="float" office:value="0.00817592175185578" calcext:value-type="float">
            <text:p>0.00817592175185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MIN([.E2:.E59])" office:value-type="float" office:value="0.000417051982367411" calcext:value-type="float">
            <text:p>0.000417051982367</text:p>
          </table:table-cell>
          <table:table-cell table:formula="of:=MAX([.E2:.E59])" office:value-type="float" office:value="0.0382814295589924" calcext:value-type="float">
            <text:p>0.03828142955899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2:00:05.612343967</dc:date>
    <meta:editing-duration>PT3M47S</meta:editing-duration>
    <meta:editing-cycles>1</meta:editing-cycles>
    <meta:document-statistic meta:table-count="1" meta:cell-count="596" meta:object-count="0"/>
    <meta:generator>LibreOffice/6.0.7.3$Linux_X86_64 LibreOffice_project/00m0$Build-3</meta:generator>
  </office:meta>
</office:document-meta>
</file>